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0e989d"/>
    </style:style>
    <style:style style:name="P3" style:family="paragraph" style:parent-style-name="Standard">
      <style:text-properties fo:language="ru" fo:country="RU" officeooo:rsid="0006d61c" officeooo:paragraph-rsid="0006d61c"/>
    </style:style>
    <style:style style:name="P4" style:family="paragraph" style:parent-style-name="Standard">
      <style:text-properties fo:language="ru" fo:country="RU" officeooo:rsid="0007339a" officeooo:paragraph-rsid="0007339a"/>
    </style:style>
    <style:style style:name="P5" style:family="paragraph" style:parent-style-name="Standard">
      <style:text-properties fo:language="ru" fo:country="RU" officeooo:rsid="000a85c7" officeooo:paragraph-rsid="000a85c7"/>
    </style:style>
    <style:style style:name="P6" style:family="paragraph" style:parent-style-name="Standard">
      <style:text-properties fo:language="ru" fo:country="RU" officeooo:rsid="000c14e3" officeooo:paragraph-rsid="000c14e3"/>
    </style:style>
    <style:style style:name="P7" style:family="paragraph" style:parent-style-name="Standard">
      <style:text-properties fo:language="ru" fo:country="RU" officeooo:rsid="001c1448" officeooo:paragraph-rsid="001c1448"/>
    </style:style>
    <style:style style:name="P8" style:family="paragraph" style:parent-style-name="Standard">
      <style:text-properties fo:language="ru" fo:country="RU" officeooo:paragraph-rsid="000380bf"/>
    </style:style>
    <style:style style:name="P9" style:family="paragraph" style:parent-style-name="Standard">
      <style:text-properties fo:language="ru" fo:country="RU" officeooo:rsid="00117718" officeooo:paragraph-rsid="00158b28"/>
    </style:style>
    <style:style style:name="P10" style:family="paragraph" style:parent-style-name="Standard">
      <style:text-properties officeooo:rsid="00281b90" officeooo:paragraph-rsid="00122298"/>
    </style:style>
    <style:style style:name="P11" style:family="paragraph" style:parent-style-name="Standard">
      <style:text-properties officeooo:rsid="00281b90" officeooo:paragraph-rsid="0012486f"/>
    </style:style>
    <style:style style:name="P12" style:family="paragraph" style:parent-style-name="Standard">
      <style:text-properties officeooo:rsid="00281b90" officeooo:paragraph-rsid="001eb2b9"/>
    </style:style>
    <style:style style:name="P13" style:family="paragraph" style:parent-style-name="Standard">
      <style:text-properties officeooo:rsid="00281b90" officeooo:paragraph-rsid="001d6246"/>
    </style:style>
    <style:style style:name="P14" style:family="paragraph" style:parent-style-name="Standard">
      <style:text-properties officeooo:rsid="001c1448" officeooo:paragraph-rsid="001c1448"/>
    </style:style>
    <style:style style:name="P15" style:family="paragraph" style:parent-style-name="List_20_Paragraph">
      <style:paragraph-properties fo:margin-left="0.1874in" fo:line-height="125%" fo:text-align="justify" style:justify-single-word="false" fo:text-indent="-0.1874in" style:auto-text-indent="false"/>
      <style:text-properties fo:font-size="12pt" fo:language="ru" fo:country="RU" officeooo:rsid="00132271" officeooo:paragraph-rsid="00132271" fo:background-color="transparent" style:font-size-asian="12pt" style:font-size-complex="12pt"/>
    </style:style>
    <style:style style:name="P16" style:family="paragraph" style:parent-style-name="List_20_Paragraph">
      <style:paragraph-properties fo:margin-left="0.1874in" fo:line-height="125%" fo:text-align="justify" style:justify-single-word="false" fo:text-indent="-0.1874in" style:auto-text-indent="false"/>
      <style:text-properties fo:font-size="12pt" fo:language="ru" fo:country="RU" officeooo:paragraph-rsid="00122298" fo:background-color="transparent" style:font-size-asian="12pt" style:font-size-complex="12pt"/>
    </style:style>
    <style:style style:name="P17" style:family="paragraph" style:parent-style-name="List_20_Paragraph">
      <style:paragraph-properties fo:margin-left="0.1874in" fo:line-height="125%" fo:text-align="justify" style:justify-single-word="false" fo:text-indent="-0.1874in" style:auto-text-indent="false"/>
      <style:text-properties fo:font-size="12pt" fo:language="ru" fo:country="RU" officeooo:rsid="0018b8f1" officeooo:paragraph-rsid="0018b8f1" fo:background-color="transparent" style:font-size-asian="12pt" style:font-size-complex="12pt"/>
    </style:style>
    <style:style style:name="P18" style:family="paragraph" style:parent-style-name="Standard">
      <style:text-properties fo:language="ru" fo:country="RU" officeooo:paragraph-rsid="002d495f"/>
    </style:style>
    <style:style style:name="P19" style:family="paragraph" style:parent-style-name="Standard">
      <style:text-properties fo:language="ru" fo:country="RU" officeooo:rsid="003385e6" officeooo:paragraph-rsid="0039ebda"/>
    </style:style>
    <style:style style:name="P20" style:family="paragraph" style:parent-style-name="Standard">
      <style:text-properties fo:language="ru" fo:country="RU" officeooo:rsid="003385e6" officeooo:paragraph-rsid="003a9a22"/>
    </style:style>
    <style:style style:name="P21" style:family="paragraph" style:parent-style-name="Standard">
      <style:text-properties fo:language="ru" fo:country="RU" officeooo:rsid="003a207a" officeooo:paragraph-rsid="003a207a"/>
    </style:style>
    <style:style style:name="P22" style:family="paragraph" style:parent-style-name="Standard">
      <style:text-properties fo:language="ru" fo:country="RU" officeooo:rsid="003385e6" officeooo:paragraph-rsid="003a1165"/>
    </style:style>
    <style:style style:name="P23" style:family="paragraph" style:parent-style-name="Standard">
      <style:text-properties fo:language="ru" fo:country="RU" officeooo:paragraph-rsid="003a1165"/>
    </style:style>
    <style:style style:name="P24" style:family="paragraph" style:parent-style-name="Standard">
      <style:text-properties fo:language="ru" fo:country="RU" officeooo:rsid="003385e6" officeooo:paragraph-rsid="0035f70e"/>
    </style:style>
    <style:style style:name="P25" style:family="paragraph" style:parent-style-name="Standard">
      <style:text-properties fo:language="ru" fo:country="RU" officeooo:rsid="003385e6" officeooo:paragraph-rsid="003385e6"/>
    </style:style>
    <style:style style:name="P26" style:family="paragraph" style:parent-style-name="Standard">
      <style:text-properties fo:language="ru" fo:country="RU" officeooo:rsid="00355b6e" officeooo:paragraph-rsid="003a1165"/>
    </style:style>
    <style:style style:name="P27" style:family="paragraph" style:parent-style-name="Standard">
      <style:text-properties fo:language="ru" fo:country="RU" officeooo:rsid="00355b6e" officeooo:paragraph-rsid="00355b6e"/>
    </style:style>
    <style:style style:name="P28" style:family="paragraph" style:parent-style-name="Standard">
      <style:text-properties officeooo:paragraph-rsid="003e351a"/>
    </style:style>
    <style:style style:name="P29" style:family="paragraph" style:parent-style-name="Standard">
      <style:text-properties officeooo:paragraph-rsid="003ed396"/>
    </style:style>
    <style:style style:name="P30" style:family="paragraph" style:parent-style-name="Standard">
      <style:text-properties fo:language="ru" fo:country="RU" officeooo:rsid="003385e6" officeooo:paragraph-rsid="003ed396"/>
    </style:style>
    <style:style style:name="P31" style:family="paragraph" style:parent-style-name="Standard">
      <style:text-properties fo:language="ru" fo:country="RU" officeooo:rsid="003385e6" officeooo:paragraph-rsid="003d0221"/>
    </style:style>
    <style:style style:name="P32" style:family="paragraph" style:parent-style-name="Standard">
      <style:text-properties fo:language="ru" fo:country="RU" officeooo:paragraph-rsid="00401605"/>
    </style:style>
    <style:style style:name="P33" style:family="paragraph" style:parent-style-name="Standard">
      <style:text-properties fo:language="ru" fo:country="RU" officeooo:rsid="003385e6" officeooo:paragraph-rsid="00401605"/>
    </style:style>
    <style:style style:name="P34" style:family="paragraph" style:parent-style-name="Standard">
      <style:text-properties fo:language="ru" fo:country="RU" officeooo:rsid="003a207a" officeooo:paragraph-rsid="00401605"/>
    </style:style>
    <style:style style:name="P35" style:family="paragraph" style:parent-style-name="Standard">
      <style:text-properties fo:language="ru" fo:country="RU" officeooo:rsid="00355b6e" officeooo:paragraph-rsid="00401605"/>
    </style:style>
    <style:style style:name="P36" style:family="paragraph" style:parent-style-name="Standard">
      <style:text-properties fo:language="ru" fo:country="RU" officeooo:paragraph-rsid="00403625"/>
    </style:style>
    <style:style style:name="P37" style:family="paragraph" style:parent-style-name="Standard">
      <style:text-properties fo:language="ru" fo:country="RU" officeooo:rsid="0006d61c" officeooo:paragraph-rsid="00421969"/>
    </style:style>
    <style:style style:name="P38" style:family="paragraph" style:parent-style-name="Standard">
      <style:text-properties fo:language="ru" fo:country="RU" officeooo:rsid="0006d61c" officeooo:paragraph-rsid="00403625"/>
    </style:style>
    <style:style style:name="P39" style:family="paragraph" style:parent-style-name="Standard">
      <style:text-properties fo:language="ru" fo:country="RU" officeooo:rsid="0007339a" officeooo:paragraph-rsid="0047f61b"/>
    </style:style>
    <style:style style:name="P40" style:family="paragraph" style:parent-style-name="Standard">
      <style:text-properties fo:language="ru" fo:country="RU" officeooo:rsid="0047f61b" officeooo:paragraph-rsid="0047f61b"/>
    </style:style>
    <style:style style:name="P41" style:family="paragraph" style:parent-style-name="Standard">
      <style:text-properties fo:language="ru" fo:country="RU" officeooo:rsid="00499a1b" officeooo:paragraph-rsid="00499a1b"/>
    </style:style>
    <style:style style:name="P42" style:family="paragraph" style:parent-style-name="Standard">
      <style:text-properties fo:language="ru" fo:country="RU" officeooo:rsid="00421969" officeooo:paragraph-rsid="00499a1b"/>
    </style:style>
    <style:style style:name="P43" style:family="paragraph" style:parent-style-name="Standard">
      <style:text-properties fo:language="ru" fo:country="RU" officeooo:rsid="00421969" officeooo:paragraph-rsid="004af503"/>
    </style:style>
    <style:style style:name="P44" style:family="paragraph" style:parent-style-name="Standard">
      <style:text-properties fo:language="ru" fo:country="RU" officeooo:rsid="004af503" officeooo:paragraph-rsid="004af503"/>
    </style:style>
    <style:style style:name="P45" style:family="paragraph" style:parent-style-name="Standard">
      <style:text-properties fo:language="ru" fo:country="RU" officeooo:rsid="0007339a" officeooo:paragraph-rsid="00421969"/>
    </style:style>
    <style:style style:name="P46" style:family="paragraph" style:parent-style-name="Standard">
      <style:text-properties fo:language="ru" fo:country="RU" officeooo:rsid="0008fbf9" officeooo:paragraph-rsid="00421969"/>
    </style:style>
    <style:style style:name="P47" style:family="paragraph" style:parent-style-name="Standard">
      <style:text-properties fo:language="ru" fo:country="RU" officeooo:rsid="000a85c7" officeooo:paragraph-rsid="00421969"/>
    </style:style>
    <style:style style:name="P48" style:family="paragraph" style:parent-style-name="Standard">
      <style:text-properties fo:language="ru" fo:country="RU" officeooo:rsid="000c14e3" officeooo:paragraph-rsid="00403625"/>
    </style:style>
    <style:style style:name="P49" style:family="paragraph" style:parent-style-name="Standard">
      <style:text-properties fo:language="ru" fo:country="RU" officeooo:paragraph-rsid="004745ff"/>
    </style:style>
    <style:style style:name="P50" style:family="paragraph" style:parent-style-name="Standard">
      <style:text-properties fo:language="ru" fo:country="RU" officeooo:paragraph-rsid="004b81a2"/>
    </style:style>
    <style:style style:name="P51" style:family="paragraph" style:parent-style-name="Standard">
      <style:text-properties fo:language="ru" fo:country="RU" officeooo:rsid="004b81a2" officeooo:paragraph-rsid="004b81a2"/>
    </style:style>
    <style:style style:name="P52" style:family="paragraph" style:parent-style-name="Standard">
      <style:text-properties officeooo:paragraph-rsid="00403625"/>
    </style:style>
    <style:style style:name="P53" style:family="paragraph" style:parent-style-name="Standard">
      <style:text-properties fo:language="ru" fo:country="RU" officeooo:rsid="001c1448" officeooo:paragraph-rsid="00403625"/>
    </style:style>
    <style:style style:name="P54" style:family="paragraph" style:parent-style-name="Standard">
      <style:text-properties fo:language="ru" fo:country="RU" officeooo:rsid="004cac80" officeooo:paragraph-rsid="004cac80"/>
    </style:style>
    <style:style style:name="P55" style:family="paragraph" style:parent-style-name="List_20_Paragraph">
      <style:paragraph-properties fo:margin-left="0.1874in" fo:line-height="125%" fo:text-align="justify" style:justify-single-word="false" fo:text-indent="-0.1874in" style:auto-text-indent="false"/>
      <style:text-properties fo:font-size="12pt" fo:language="ru" fo:country="RU" officeooo:rsid="00132271" officeooo:paragraph-rsid="00403625" fo:background-color="transparent" style:font-size-asian="12pt" style:font-size-complex="12pt"/>
    </style:style>
    <style:style style:name="T1" style:family="text">
      <style:text-properties officeooo:rsid="00050671"/>
    </style:style>
    <style:style style:name="T2" style:family="text">
      <style:text-properties officeooo:rsid="000380bf"/>
    </style:style>
    <style:style style:name="T3" style:family="text">
      <style:text-properties officeooo:rsid="0008fbf9"/>
    </style:style>
    <style:style style:name="T4" style:family="text">
      <style:text-properties officeooo:rsid="000b08e5"/>
    </style:style>
    <style:style style:name="T5" style:family="text">
      <style:text-properties officeooo:rsid="001c7f52"/>
    </style:style>
    <style:style style:name="T6" style:family="text">
      <style:text-properties officeooo:rsid="001a5a1e"/>
    </style:style>
    <style:style style:name="T7" style:family="text">
      <style:text-properties officeooo:rsid="000fc1e1"/>
    </style:style>
    <style:style style:name="T8" style:family="text">
      <style:text-properties officeooo:rsid="0011423e"/>
    </style:style>
    <style:style style:name="T9" style:family="text">
      <style:text-properties officeooo:rsid="00122298"/>
    </style:style>
    <style:style style:name="T10" style:family="text">
      <style:text-properties officeooo:rsid="00158b28"/>
    </style:style>
    <style:style style:name="T11" style:family="text">
      <style:text-properties officeooo:rsid="0012486f"/>
    </style:style>
    <style:style style:name="T12" style:family="text">
      <style:text-properties officeooo:rsid="001eb2b9"/>
    </style:style>
    <style:style style:name="T13" style:family="text">
      <style:text-properties officeooo:rsid="001c1448"/>
    </style:style>
    <style:style style:name="T14" style:family="text">
      <style:text-properties fo:language="ru" fo:country="RU" officeooo:rsid="001c1448"/>
    </style:style>
    <style:style style:name="T15" style:family="text">
      <style:text-properties fo:language="ru" fo:country="RU" officeooo:rsid="001c7f52"/>
    </style:style>
    <style:style style:name="T16" style:family="text">
      <style:text-properties fo:language="ru" fo:country="RU" officeooo:rsid="001d6246"/>
    </style:style>
    <style:style style:name="T17" style:family="text">
      <style:text-properties fo:language="ru" fo:country="RU"/>
    </style:style>
    <style:style style:name="T18" style:family="text">
      <style:text-properties officeooo:rsid="0030d636"/>
    </style:style>
    <style:style style:name="T19" style:family="text">
      <style:text-properties officeooo:rsid="002d495f"/>
    </style:style>
    <style:style style:name="T20" style:family="text">
      <style:text-properties officeooo:rsid="002ee765"/>
    </style:style>
    <style:style style:name="T21" style:family="text">
      <style:text-properties officeooo:rsid="002faad1"/>
    </style:style>
    <style:style style:name="T22" style:family="text">
      <style:text-properties officeooo:rsid="003a9a22"/>
    </style:style>
    <style:style style:name="T23" style:family="text">
      <style:text-properties officeooo:rsid="003a207a"/>
    </style:style>
    <style:style style:name="T24" style:family="text">
      <style:text-properties officeooo:rsid="0035f70e"/>
    </style:style>
    <style:style style:name="T25" style:family="text">
      <style:text-properties officeooo:rsid="0033c9df"/>
    </style:style>
    <style:style style:name="T26" style:family="text">
      <style:text-properties officeooo:rsid="003a1165"/>
    </style:style>
    <style:style style:name="T27" style:family="text">
      <style:text-properties officeooo:rsid="0037f695"/>
    </style:style>
    <style:style style:name="T28" style:family="text">
      <style:text-properties officeooo:rsid="00385109"/>
    </style:style>
    <style:style style:name="T29" style:family="text">
      <style:text-properties fo:language="ru" fo:country="RU" officeooo:rsid="003385e6"/>
    </style:style>
    <style:style style:name="T30" style:family="text">
      <style:text-properties fo:language="ru" fo:country="RU" officeooo:rsid="003d0221"/>
    </style:style>
    <style:style style:name="T31" style:family="text">
      <style:text-properties fo:language="ru" fo:country="RU" officeooo:rsid="003e351a"/>
    </style:style>
    <style:style style:name="T32" style:family="text">
      <style:text-properties officeooo:rsid="003385e6"/>
    </style:style>
    <style:style style:name="T33" style:family="text">
      <style:text-properties officeooo:rsid="003d0221"/>
    </style:style>
    <style:style style:name="T34" style:family="text">
      <style:text-properties officeooo:rsid="003e351a"/>
    </style:style>
    <style:style style:name="T35" style:family="text">
      <style:text-properties officeooo:rsid="00401605"/>
    </style:style>
    <style:style style:name="T36" style:family="text">
      <style:text-properties officeooo:rsid="00421969"/>
    </style:style>
    <style:style style:name="T37" style:family="text">
      <style:text-properties officeooo:rsid="0047f61b"/>
    </style:style>
    <style:style style:name="T38" style:family="text">
      <style:text-properties officeooo:rsid="00499a1b"/>
    </style:style>
    <style:style style:name="T39" style:family="text">
      <style:text-properties officeooo:rsid="0043a9ff"/>
    </style:style>
    <style:style style:name="T40" style:family="text">
      <style:text-properties officeooo:rsid="004cac80"/>
    </style:style>
    <style:style style:name="T41" style:family="text">
      <style:text-properties officeooo:rsid="00459ec6"/>
    </style:style>
    <style:style style:name="T42" style:family="text">
      <style:text-properties officeooo:rsid="004745ff"/>
    </style:style>
    <style:style style:name="T43" style:family="text">
      <style:text-properties officeooo:rsid="004b81a2"/>
    </style:style>
    <style:style style:name="T44" style:family="text">
      <style:text-properties officeooo:rsid="00474ea9"/>
    </style:style>
    <style:style style:name="T45" style:family="text">
      <style:text-properties fo:language="ru" fo:country="RU" officeooo:rsid="00474ea9"/>
    </style:style>
    <style:style style:name="T46" style:family="text">
      <style:text-properties fo:language="ru" fo:country="RU" officeooo:rsid="001142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иши на английском языке описание человека от первого лица. В описании должно быть 3 предложения.</text:p>
      <text:p text:style-name="P1">Первое предложение про настоящее: сертифицированный и индустриальный Сетевой Администратор имеет 15 лет опыта в защите организаций от проблем сетевых и кибербезопасности.</text:p>
      <text:p text:style-name="P1">Второе предложение про прошлое: благодаря навыкам управления проектами, маршрутизации и аппаратного обеспечения, успешно разработал и применил более 12 инициатив в результате которых производительность сети выросла в 16 раз.</text:p>
      <text:p text:style-name="P1">Третье предложение про будущее: благодаря непрерывному обновлению своих знаний этот человек видит себя работником компании, благодаря которому внедряются новые технологии.</text:p>
      <text:p text:style-name="P1"/>
      <text:p text:style-name="P1">------------------------</text:p>
      <text:p text:style-name="P2">Напиши на английском языке описание меня от первого лица. В описании должно быть <text:span text:style-name="T1">5</text:span> предложения.</text:p>
      <text:p text:style-name="P2"><text:span text:style-name="T2">1</text:span> предложение про настоящее: сертифицированный и индустриальный Сетевой Администратор имеет 15 лет опыта в защите организаций от проблем сетевых и кибербезопасности.</text:p>
      <text:p text:style-name="P2"/>
      <text:p text:style-name="P2"><text:span text:style-name="T2">2</text:span> предложение про настоящее: я работаю в крупной энергетической компании.</text:p>
      <text:p text:style-name="P2"/>
      <text:p text:style-name="P2"><text:span text:style-name="T2">3</text:span> предложение про прошлое: благодаря навыкам управления проектами, маршрутизации и аппаратного обеспечения, успешно разработал и применил более 12 инициатив в результате которых производительность сети выросла в 16 раз.</text:p>
      <text:p text:style-name="P2"/>
      <text:p text:style-name="P2"><text:span text:style-name="T2">4</text:span> предложение про прошлое: каким образом мне удалось улучшить сетевую безопасность и повысить производительности сети.</text:p>
      <text:p text:style-name="P2"/>
      <text:p text:style-name="P2"><text:span text:style-name="T1">5</text:span> предложение про будущее: благодаря непрерывному обновлению своих знаний этот человек видит себя работником компании, благодаря которому внедряются новые технологии.</text:p>
      <text:p text:style-name="P1">------------------------</text:p>
      <text:p text:style-name="P1"/>
      <text:p text:style-name="P3">Я сетевой администратор.</text:p>
      <text:p text:style-name="P3">Мой опыт работы более 15 лет.</text:p>
      <text:p text:style-name="P3">Я сертифицирован курсами Microsoft, Cisco, Amazon AWS, IBM, The Linux Foundation. </text:p>
      <text:p text:style-name="P3">Моё образование и квалификация подтверждена World Education Services.</text:p>
      <text:p text:style-name="P4">Я ИТ-Профессионал.</text:p>
      <text:p text:style-name="P4">За годы работы я <text:span text:style-name="T3">разработал и внедрил десятки проектов и инициатив компьютерной сети и кибербезопасности. Результатом этих проектов стало повышение производительности сети в 16.</text:span></text:p>
      <text:p text:style-name="P5">Я <text:span text:style-name="T4">имею знания и практические навыки работы</text:span> со всеми современными технологиями, которые должен знать Сетевой Администратор.</text:p>
      <text:p text:style-name="P6">Я непрерывно повышаю свою квалификацию и знания через сертификацию и курсы популярных ИТ-вендоров.</text:p>
      <text:p text:style-name="P7">В своей работе я применяю стандарты ITIL <text:span text:style-name="T5">4</text:span> stands for Information Technology Infrastructure Library.</text:p>
      <text:p text:style-name="P1"/>
      <text:p text:style-name="P1">-------------</text:p>
      <text:p text:style-name="P1"/>
      <text:p text:style-name="P8">Напиши на английском языке описание меня от первого лица. В описании должно быть <text:span text:style-name="T1">5-</text:span><text:span text:style-name="T6">6</text:span> предложения.</text:p>
      <text:p text:style-name="P8"><text:soft-page-break/>про настоящее: <text:span text:style-name="T7">о том кто я чем занимаюсь, что я сертифицированный и индустриальный Сетевой Администратор.</text:span></text:p>
      <text:p text:style-name="P8"/>
      <text:p text:style-name="P8">про настоящее: я работаю в крупной энергетической компании.</text:p>
      <text:p text:style-name="P8"/>
      <text:p text:style-name="P8">про прошлое: <text:span text:style-name="T7">о том что я удачно разработал и внедрил проекты по повышению производительности и кибербезопасности.</text:span></text:p>
      <text:p text:style-name="P8"/>
      <text:p text:style-name="P8">про прошлое: каким образом мне удалось улучшить сетевую безопасность и повысить производительности сети.</text:p>
      <text:p text:style-name="P8"/>
      <text:p text:style-name="P8">про будущее: благодаря непрерывному обновлению своих знаний <text:span text:style-name="T8">я вижу</text:span> себя работником компании, благодаря которому внедряются новые технологии.</text:p>
      <text:p text:style-name="P8"/>
      <text:p text:style-name="P9">Перечисли, <text:span text:style-name="T9">мои ключевые навыки </text:span><text:span text:style-name="T10">по одному предложением на каждый </text:span><text:span text:style-name="T9">с детальным описанием, добавь навыки и бренды необходимые для современного Сетевого Администратора:</text:span></text:p>
      <text:p text:style-name="P10">CYBERSECURITY <text:span text:style-name="T11">и всё что с этим связано.</text:span></text:p>
      <text:p text:style-name="P11">NETWORK. CABLING <text:span text:style-name="T11">и всё что с этим связано.</text:span></text:p>
      <text:p text:style-name="P11">VIRTUALIZATION <text:span text:style-name="T11">и всё что с этим связано.</text:span></text:p>
      <text:p text:style-name="P12">MICROSOFT <text:span text:style-name="T12">Windows Server, Exchange Server </text:span><text:span text:style-name="T11">и </text:span><text:span text:style-name="T12">пересисли другие технологии </text:span>MICROSOFT.</text:p>
      <text:p text:style-name="P12">CISCO <text:span text:style-name="T11">и добавь другие похожие.</text:span></text:p>
      <text:p text:style-name="P13">PROJECT <text:span text:style-name="T11">management. </text:span><text:span text:style-name="T13">Напиши что я использую <text:s/></text:span><text:span text:style-name="T14">ITIL </text:span><text:span text:style-name="T15">4</text:span><text:span text:style-name="T14"> </text:span><text:span text:style-name="T16">в своей работе</text:span><text:span text:style-name="T11">.</text:span></text:p>
      <text:p text:style-name="P10"><text:span text:style-name="T11">User </text:span>SUPPORT.</text:p>
      <text:p text:style-name="P10">SCRIPTING.</text:p>
      <text:p text:style-name="P14"><text:span text:style-name="T17"/></text:p>
      <text:p text:style-name="P15">Добавь, если чего-то не хватает.</text:p>
      <text:p text:style-name="P16"/>
      <text:p text:style-name="P17">В конце напиши что я буду рад собеседованию (интервью) и готовлюсь к переезду в Канаду.</text:p>
      <text:p text:style-name="P16"/>
      <text:p text:style-name="P16"/>
      <text:p text:style-name="P16">---------------------</text:p>
      <text:p text:style-name="P1">Напиши на английском языке пост о том что я</text:p>
      <text:p text:style-name="P1"/>
      <text:p text:style-name="P1">Step #1: Я рад анонсировать что приезжаю в Торонто в декабре. </text:p>
      <text:p text:style-name="P1"/>
      <text:p text:style-name="P1">Step #2: Я ищу новую работу, потому <text:span text:style-name="T18">что </text:span>я переезжаю в Канаду. </text:p>
      <text:p text:style-name="P1"/>
      <text:p text:style-name="P18">Step #<text:span text:style-name="T19">3</text:span>: Я <text:span text:style-name="T19">буду рад приехать на интервью в вашу компанию и </text:span><text:span text:style-name="T20">уверен что мои знания и опыт позволят мне вписаться в вашу компанию. я </text:span><text:span text:style-name="T19">с удовольствием рассмотрю предложение от любой провинции </text:span><text:span text:style-name="T21">Канады</text:span><text:span text:style-name="T19">.</text:span></text:p>
      <text:p text:style-name="Standard"/>
      <text:p text:style-name="Standard">Step #3: Give a Snapshot of Who I’m &amp; What I Do.</text:p>
      <text:p text:style-name="Standard">This is your chance to start showcasing who you are by highlighting your personal brand, skills, expertise, and even accomplishments. Did you recently work on a super impactful project or campaign at your current job? Tell people about it! The more specific you can be in your post, the more compelling it'll be — and the better results you'll experience. </text:p>
      <text:p text:style-name="Standard"><text:soft-page-break/>I don't need to rehash your whole resume here or anything, but select a few highlights to show off! Focus on incorporating keywords related to your industry, role, or personality, too. </text:p>
      <text:p text:style-name="P1"/>
      <text:p text:style-name="P1">Step #4: Я ищу работу в должности Сетевого Администратора, Системного Администратора, Веб-сайт техника или подобные должности.</text:p>
      <text:p text:style-name="P1"/>
      <text:p text:style-name="P18"/>
      <text:p text:style-name="P18"/>
      <text:p text:style-name="P1">Step #<text:span text:style-name="T19">6</text:span>: В качестве призыва напиши, что я буду рад если вы мне помножите если покажете моё резюме приложенное к этому посту и репостите этот мой пост.</text:p>
      <text:p text:style-name="P1"/>
      <text:p text:style-name="P1">--------------------------------------------</text:p>
      <text:p text:style-name="P19">Начало раздела «Обязанности вакансии».</text:p>
      <text:p text:style-name="P20">https://ca.indeed.com/viewjob?jk=a59a603fe8dc23a3&amp;from=serp&amp;vjs=3</text:p>
      <text:p text:style-name="P19">Конец раздела «Обязанности вакансии».</text:p>
      <text:p text:style-name="P19"/>
      <text:p text:style-name="P19"/>
      <text:p text:style-name="P19">Начало раздела «История».</text:p>
      <text:p text:style-name="P19"/>
      <text:p text:style-name="P19">Конец раздела «История».</text:p>
      <text:p text:style-name="P19"/>
      <text:p text:style-name="P19"/>
      <text:p text:style-name="P19">Проанализируй раздел «Обязанности вакансии» и определи обязанности, которые должен выполнять работник.</text:p>
      <text:p text:style-name="P19"/>
      <text:p text:style-name="P20">Напиши на английском языке <text:span text:style-name="T22">7-8</text:span> предложений описывающие достижения <text:span text:style-name="T23">Сетевого Администратора </text:span>работника, который будет выполнять полученные обязанности.</text:p>
      <text:p text:style-name="P21">Найди в интернет навыки Сетевого Администратора подходящие для реализации достижений.</text:p>
      <text:p text:style-name="P19"/>
      <text:p text:style-name="P22"><text:span text:style-name="T24">К</text:span>аждое <text:span text:style-name="T24">предложение должно</text:span> содержать:</text:p>
      <text:p text:style-name="P22">1. <text:span text:style-name="T25">Одно </text:span>Достижение <text:span text:style-name="T25">из </text:span>перечисленны<text:span text:style-name="T25">х обязанностей</text:span> в разделе «Обязанности», например: «Разработал ...».</text:p>
      <text:p text:style-name="P22">2. Достижение должно иметь количественное значение, например: «…это повысило на 30%...».</text:p>
      <text:p text:style-name="P22"><text:span text:style-name="T26">3. </text:span>Достижение должно <text:span text:style-name="T26">использовать терминологию из </text:span>раздел<text:span text:style-name="T26">а</text:span>«Обязанности».</text:p>
      <text:p text:style-name="P23"/>
      <text:p text:style-name="P19"/>
      <text:p text:style-name="P19"/>
      <text:p text:style-name="P24"><text:span text:style-name="T24">К</text:span>аждое <text:span text:style-name="T24">предложение должно</text:span> содержать:</text:p>
      <text:p text:style-name="P25">1. <text:span text:style-name="T25">Одно </text:span>Достижение <text:span text:style-name="T25">из </text:span>перечисленны<text:span text:style-name="T25">х обязанностей</text:span> в разделе «Обязанности», например: «Разработал ...».</text:p>
      <text:p text:style-name="P25">2. Достижение должно иметь количественное значение, например: «…это повысило на 30%...».</text:p>
      <text:p text:style-name="P1"/>
      <text:p text:style-name="P26">Проанализируй раздел «История» и запомни обязанности, которые работник уже выполнял.</text:p>
      <text:p text:style-name="P1"/>
      <text:p text:style-name="P27">Если <text:span text:style-name="T27">полученная обязанность из раздела «Обязанности»</text:span> <text:span text:style-name="T27">перекликается с обязанностью из раздела «История», то предложение </text:span>должно <text:span text:style-name="T28">быть основано на обязанности из раздела «История» но модернизировано на основании обязанности из раздела «Обязанности».</text:span></text:p>
      <text:p text:style-name="P1"/>
      <text:p text:style-name="P1"/>
      <text:p text:style-name="P1"><text:soft-page-break/></text:p>
      <text:p text:style-name="P1">---------------------------------------</text:p>
      <text:p text:style-name="P28"><text:span text:style-name="T29">Проанализируй и запомни указанные </text:span><text:span text:style-name="T30">в </text:span><text:span text:style-name="T29">раздел</text:span><text:span text:style-name="T30">е</text:span><text:span text:style-name="T29"> «Обязанности вакансии» данные. </text:span></text:p>
      <text:p text:style-name="P29"><text:span text:style-name="T31">Запомни</text:span><text:span text:style-name="T29"> список обязанностей, квалификацией </text:span><text:span text:style-name="T31">из </text:span><text:span text:style-name="T29">раздела «Обязанности вакансии».</text:span></text:p>
      <text:p text:style-name="P30">Начало раздела «Обязанности вакансии».</text:p>
      <text:p text:style-name="P31"/>
      <text:p text:style-name="P31">Конец раздела «Обязанности вакансии».</text:p>
      <text:p text:style-name="P1"/>
      <text:p text:style-name="P1"/>
      <text:p text:style-name="P32"><text:span text:style-name="T32">Проанализируй и запомни указанные </text:span><text:span text:style-name="T33">в </text:span><text:span text:style-name="T32">раздел</text:span><text:span text:style-name="T33">е</text:span><text:span text:style-name="T32"> «История» данные. </text:span></text:p>
      <text:p text:style-name="P32"><text:span text:style-name="T34">Запомни</text:span><text:span text:style-name="T32"> список </text:span><text:span text:style-name="T35">достижений навыков</text:span><text:span text:style-name="T32"> </text:span><text:span text:style-name="T34">из </text:span><text:span text:style-name="T32">раздела «История».</text:span></text:p>
      <text:p text:style-name="P31">Начало раздела «История».</text:p>
      <text:p text:style-name="P31"/>
      <text:p text:style-name="P31">Конец раздела «История».</text:p>
      <text:p text:style-name="P1"/>
      <text:p text:style-name="P1"/>
      <text:p text:style-name="P33">Напиши на английском языке <text:span text:style-name="T22">7-8</text:span> предложений описывающие достижения <text:span text:style-name="T23">Сетевого Администратора </text:span>работника, который будет выполнять полученные обязанности.</text:p>
      <text:p text:style-name="P34">Найди в интернет навыки Сетевого Администратора подходящие для реализации достижений.</text:p>
      <text:p text:style-name="P33"/>
      <text:p text:style-name="P33"><text:span text:style-name="T24">К</text:span>аждое <text:span text:style-name="T24">предложение должно</text:span> содержать:</text:p>
      <text:p text:style-name="P33">1. <text:span text:style-name="T25">Одно </text:span>Достижение <text:span text:style-name="T25">из </text:span>перечисленны<text:span text:style-name="T25">х обязанностей</text:span> в разделе «Обязанности вакансии», например: «Разработал ...».</text:p>
      <text:p text:style-name="P33">2. Достижение должно иметь количественное значение, например: «…это повысило на 30%...».</text:p>
      <text:p text:style-name="P33"><text:span text:style-name="T26">3. </text:span>Достижение должно <text:span text:style-name="T26">использовать терминологию из </text:span>раздел<text:span text:style-name="T26">а</text:span>«Обязанности».</text:p>
      <text:p text:style-name="P33"/>
      <text:p text:style-name="P35">Проанализируй раздел «История» и запомни обязанности, которые работник уже выполнял.</text:p>
      <text:p text:style-name="P32"/>
      <text:p text:style-name="P35">Если <text:span text:style-name="T27">полученная обязанность из раздела «</text:span><text:span text:style-name="T32">Обязанности вакансии</text:span><text:span text:style-name="T27">»</text:span> <text:span text:style-name="T27">перекликается с обязанностью из раздела «История», то предложение </text:span>должно <text:span text:style-name="T28">быть основано на обязанности из раздела «История» но модернизировано на основании обязанности из раздела «</text:span><text:span text:style-name="T32">Обязанности вакансии</text:span><text:span text:style-name="T28">».</text:span></text:p>
      <text:p text:style-name="P1">--------------------------------------</text:p>
      <text:p text:style-name="P1"/>
      <text:p text:style-name="P36"/>
      <text:p text:style-name="P37">Я сертифицирован <text:span text:style-name="T36">DevOps-инженер</text:span>.</text:p>
      <text:p text:style-name="P38">Мой опыт работы более 1<text:span text:style-name="T36">6</text:span> лет.</text:p>
      <text:p text:style-name="P39">Я ИТ-Профессионал <text:span text:style-name="T36">в </text:span><text:span text:style-name="T37">сферах:</text:span></text:p>
      <text:p text:style-name="P39"><text:span text:style-name="T37">Р</text:span><text:span text:style-name="T36">азработк</text:span><text:span text:style-name="T37">а</text:span><text:span text:style-name="T36"> ПО</text:span>.</text:p>
      <text:p text:style-name="P40">Кибербезопасность.</text:p>
      <text:p text:style-name="P40">Сетевые технологии.</text:p>
      <text:p text:style-name="P40"/>
      <text:p text:style-name="P41">Я работал и работаю в <text:span text:style-name="T36">Банковско</text:span>м<text:span text:style-name="T36"> и Энергетическо</text:span>м<text:span text:style-name="T36"> сектор</text:span>ах<text:span text:style-name="T36">.</text:span></text:p>
      <text:p text:style-name="P40"/>
      <text:p text:style-name="P42">На протяжении 16 лет я обеспечиваю:</text:p>
      <text:p text:style-name="P43"><text:span text:style-name="T38">Р</text:span>азработку ПО <text:span text:style-name="T39">обеспечивающее кибербезопасность.</text:span></text:p>
      <text:p text:style-name="P41">Работу сетевых ресурсов.</text:p>
      <text:p text:style-name="P44">Защиту от киберугроз.</text:p>
      <text:p text:style-name="P40"/>
      <text:p text:style-name="P45"><text:soft-page-break/>За годы работы я <text:span text:style-name="T40">принимал активное участие в </text:span><text:span text:style-name="T3">разработ</text:span><text:span text:style-name="T40">ке</text:span><text:span text:style-name="T3"> и внедр</text:span><text:span text:style-name="T40">ении</text:span><text:span text:style-name="T3"> десятк</text:span><text:span text:style-name="T40">ов</text:span><text:span text:style-name="T3"> проектов и инициатив </text:span><text:span text:style-name="T36">в разработке ПО</text:span><text:span text:style-name="T3"> и кибербезопасности. </text:span></text:p>
      <text:p text:style-name="P46">Результатом этих проектов стало <text:span text:style-name="T41">снижение угруз кибербезопасности до нуля</text:span>.</text:p>
      <text:p text:style-name="P47">Я <text:span text:style-name="T4">имею знания и практические навыки работы</text:span> со всеми современными технологиями, которые должен знать <text:span text:style-name="T36">DevOps-инженер</text:span>.</text:p>
      <text:p text:style-name="P48">Я непрерывно повышаю свою квалификацию и знания через сертификацию и курсы популярных ИТ-вендоров.</text:p>
      <text:p text:style-name="P36"/>
      <text:p text:style-name="P36">Напиши на английском языке описание меня от <text:span text:style-name="T42">третьего</text:span> лица. В описании должно быть <text:span text:style-name="T42">4</text:span> предложения:</text:p>
      <text:p text:style-name="P49"><text:span text:style-name="T42">1. П</text:span>ро настоящее: <text:span text:style-name="T7">о том кто я чем занимаюсь, что я сертифицированный и industrious </text:span><text:span text:style-name="T36">DevOps-инженер</text:span><text:span text:style-name="T7">.</text:span></text:p>
      <text:p text:style-name="P36"/>
      <text:p text:style-name="P36"><text:span text:style-name="T42">2. П</text:span>ро настоящее: я работаю в <text:span text:style-name="T42">кибербезопасности одного из </text:span>крупн<text:span text:style-name="T42">ейших банков мира</text:span>.</text:p>
      <text:p text:style-name="P36"/>
      <text:p text:style-name="P50"><text:span text:style-name="T42">3. П</text:span>ро прошлое: <text:span text:style-name="T7">о том что я удачно разработал и внедрил проекты по:</text:span></text:p>
      <text:p text:style-name="P51">Сетевым технологиям.</text:p>
      <text:p text:style-name="P50"><text:span text:style-name="T43">Р</text:span><text:span text:style-name="T42">азработке ПО</text:span><text:span text:style-name="T7"> </text:span><text:span text:style-name="T42">для</text:span><text:span text:style-name="T7"> кибербезопасности.</text:span></text:p>
      <text:p text:style-name="P36"/>
      <text:p text:style-name="P36"><text:span text:style-name="T44">4. П</text:span>ро прошлое: <text:span text:style-name="T44">какие профессиональные навыки я применил</text:span> <text:span text:style-name="T44">для организации процесса производства ПО </text:span>и <text:span text:style-name="T44">как это позволило сократить угрозы кибербезопасности</text:span>.</text:p>
      <text:p text:style-name="P36"/>
      <text:p text:style-name="P52"><text:span text:style-name="T45">5. П</text:span><text:span text:style-name="T17">ро будущее: благодаря непрерывному обновлению своих знаний </text:span><text:span text:style-name="T46">я вижу</text:span><text:span text:style-name="T17"> себя работником компании, благодаря которому </text:span><text:span text:style-name="T45">разрабатывается надёжное ПО</text:span><text:span text:style-name="T17">.</text:span></text:p>
      <text:p text:style-name="P53"/>
      <text:p text:style-name="P54">Не пиши что я руководил проектами.</text:p>
      <text:p text:style-name="P54">Пиши что я разрабатывал проекты или принимал участие.</text:p>
      <text:p text:style-name="P55">Добавь, если чего-то не хватает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4T10:44:11.067846411</meta:creation-date>
    <dc:date>2025-05-14T22:41:16.826209388</dc:date>
    <meta:editing-duration>PT9H44M12S</meta:editing-duration>
    <meta:editing-cycles>63</meta:editing-cycles>
    <meta:generator>LibreOffice/25.2.2.2$Linux_X86_64 LibreOffice_project/520$Build-2</meta:generator>
    <meta:document-statistic meta:table-count="0" meta:image-count="0" meta:object-count="0" meta:page-count="5" meta:paragraph-count="111" meta:word-count="1203" meta:character-count="9081" meta:non-whitespace-character-count="7979"/>
  </office:meta>
</office:document-meta>
</file>